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fo:font-variant="normal" fo:text-transform="none" fo:color="#000000" style:text-line-through-style="none" style:font-name="Arial1" fo:font-size="11.5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font-name="Arial1" fo:font-size="11.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text-line-through-style="none" style:font-name="Arial1" fo:font-size="11.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5pt" fo:font-style="normal" style:text-underline-style="none" fo:font-weight="normal" officeooo:paragraph-rsid="00136e6a" style:text-blinking="false" fo:background-color="transparent"/>
    </style:style>
    <style:style style:name="P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1" fo:font-size="11.5pt" fo:font-style="normal" style:text-underline-style="none" fo:font-weight="normal" officeooo:paragraph-rsid="00149250" style:text-blinking="false" fo:background-color="transparent"/>
    </style:style>
    <style:style style:name="P7" style:family="paragraph" style:parent-style-name="Text_20_body">
      <style:paragraph-properties fo:margin-top="0in" fo:margin-bottom="0in" style:contextual-spacing="false" fo:line-height="114%" style:writing-mode="lr-tb"/>
      <style:text-properties fo:font-variant="normal" fo:text-transform="none" fo:color="#333333" style:text-line-through-style="none" style:font-name="Trebuchet MS" fo:font-size="9.94999980926514pt" fo:letter-spacing="normal" fo:font-style="italic" style:text-underline-style="none" fo:font-weight="normal" officeooo:paragraph-rsid="00136e6a"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af93fe9f-cd9b-ddcd-6d30-d07decc8ce85"/>Eddie Goynes</text:p>
      <text:p text:style-name="P3">Brandon Marick</text:p>
      <text:p text:style-name="Text_20_body"/>
      <text:p text:style-name="P4">Man in the Middle Presentation Outline</text:p>
      <text:p text:style-name="Text_20_body"/>
      <text:p text:style-name="P5">1. Get Attention.</text:p>
      <text:p text:style-name="P5"/>
      <text:p text:style-name="P5">Even worse, it has been estimated that a forged certificate was used to intercept close to 300,000 Gmail sessions in Iran.</text:p>
      <text:p text:style-name="P5"/>
      <text:p text:style-name="P6">Source: http://www.cc.gatech.edu/~traynor/papers/dacosta-esorics12.pdf</text:p>
      <text:p text:style-name="P5"/>
      <text:p text:style-name="P7">in some cases GCHQ and the NSA appear to have taken a more aggressive and controversial route—on at least one occasion bypassing the need to approach Google directly by performing a man-in-the-middle attack to impersonate Google security certificates. One document published by Fantastico, apparently taken from an NSA presentation that also contains some GCHQ slides, describes “how the attack was done” to apparently snoop on SSL traffic. The document illustrates with a diagram how one of the agencies appears to have hacked into a target’s Internet router and covertly redirected targeted Google traffic using a fake security certificate so it could intercept the information in unencrypted format. </text:p>
      <text:p text:style-name="P5"/>
      <text:p text:style-name="P5">http://www.techdirt.com/articles/20130910/10470024468/flying-pig-nsa-is-running-man-middle-attacks-imitating-googles-servers.shtml</text:p>
      <text:p text:style-name="P5"/>
      <text:p text:style-name="P2">2. What is a man in the middle attack.</text:p>
      <text:p text:style-name="P2"><text:tab/>a. Phishing(aka packet sniffing)</text:p>
      <text:p text:style-name="P2"><text:tab/>b. SSL Attack</text:p>
      <text:p text:style-name="P6">3. What is SSL. Explanation on origin and version numbers.</text:p>
      <text:p text:style-name="P6"/>
      <text:p text:style-name="P2">4. An example showing how an SSL attack can be performed. Using one of these examples. Possibly a man-in-the-middle Facebook attack.</text:p>
      <text:p text:style-name="P2"/>
      <text:p text:style-name="P6">http://security.stackexchange.com/questions/33374/whats-an-easy-way-to-perform-a-man-in-the-middle-attack-on-ssl</text:p>
      <text:p text:style-name="P2"/>
      <text:p text:style-name="P2">5. How a man-in-the-middle attack can be prevented. Common mistakes websites make and how you can avoid them.</text:p>
      <text:p text:style-name="P2"/>
      <text:p text:style-name="P6">6. Wrap up with another example of SSL man-in-the-middle attacks. </text:p>
      <text:p text:style-name="P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Devanagari1" svg:font-family="'Lohit Devanagari'"/>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Goynes</meta:initial-creator>
    <meta:creation-date>2014-05-05T11:08:09</meta:creation-date>
    <dc:date>2014-05-05T11:33:00</dc:date>
    <dc:creator>Edward Goynes</dc:creator>
    <meta:editing-duration>PT9M41S</meta:editing-duration>
    <meta:editing-cycles>1</meta:editing-cycles>
    <meta:document-statistic meta:table-count="0" meta:image-count="0" meta:object-count="0" meta:page-count="1" meta:paragraph-count="17" meta:word-count="221" meta:character-count="1671" meta:non-whitespace-character-count="1460"/>
    <meta:generator>LibreOffice/4.0.4.2$Linux_X86_64 LibreOffice_project/400m0$Build-2</meta:generator>
  </office:meta>
</office:document-meta>
</file>